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 style:text-align-source="fix" style:repeat-content="false" style:vertical-align="automatic"/>
      <style:paragraph-properties fo:text-align="end" fo:margin-left="0c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dddddd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00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20pt" style:font-size-asian="20pt" style:font-size-complex="20pt"/>
    </style:style>
    <style:style style:name="ce13" style:family="table-cell" style:parent-style-name="Default" style:data-style-name="N10111">
      <style:table-cell-properties fo:background-color="#cccccc"/>
    </style:style>
    <style:style style:name="ce14" style:family="table-cell" style:parent-style-name="Default" style:data-style-name="N10111">
      <style:table-cell-properties fo:background-color="#dddddd"/>
    </style:style>
    <style:style style:name="ce15" style:family="table-cell" style:parent-style-name="Default" style:data-style-name="N101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3"/>
        <table:table-row table:style-name="ro1">
          <table:table-cell table:style-name="ce5" office:value-type="string" calcext:value-type="string">
            <text:p>Data</text:p>
          </table:table-cell>
          <table:table-cell table:style-name="ce6"/>
        </table:table-row>
        <table:table-row table:style-name="ro2">
          <table:table-cell office:value-type="string" calcext:value-type="string">
            <text:p>demand</text:p>
          </table:table-cell>
          <table:table-cell table:style-name="ce6" office:value-type="float" office:value="70000" calcext:value-type="float">
            <text:p>70000</text:p>
          </table:table-cell>
        </table:table-row>
        <table:table-row table:style-name="ro2">
          <table:table-cell office:value-type="string" calcext:value-type="string">
            <text:p>Quantity Produced</text:p>
          </table:table-cell>
          <table:table-cell table:style-name="ce6" office:value-type="float" office:value="70000" calcext:value-type="float">
            <text:p>70000</text:p>
          </table:table-cell>
        </table:table-row>
        <table:table-row table:style-name="ro3">
          <table:table-cell table:style-name="ce7" office:value-type="string" calcext:value-type="string">
            <text:p>Fixed Cost</text:p>
          </table:table-cell>
          <table:table-cell table:style-name="ce12"/>
        </table:table-row>
        <table:table-row table:style-name="ro2">
          <table:table-cell table:style-name="ce8"/>
          <table:table-cell/>
        </table:table-row>
        <table:table-row table:style-name="ro2">
          <table:table-cell table:style-name="ce8" office:value-type="string" calcext:value-type="string">
            <text:p>Plant maintainence</text:p>
          </table:table-cell>
          <table:table-cell office:value-type="currency" office:currency="AUD" office:value="15000" calcext:value-type="currency">
            <text:p>$15,000.00</text:p>
          </table:table-cell>
        </table:table-row>
        <table:table-row table:style-name="ro2">
          <table:table-cell table:style-name="ce8" office:value-type="string" calcext:value-type="string">
            <text:p>Salaries</text:p>
          </table:table-cell>
          <table:table-cell office:value-type="currency" office:currency="AUD" office:value="40000" calcext:value-type="currency">
            <text:p>$40,000.00</text:p>
          </table:table-cell>
        </table:table-row>
        <table:table-row table:style-name="ro2">
          <table:table-cell table:style-name="ce8" office:value-type="string" calcext:value-type="string">
            <text:p>Depreciation</text:p>
          </table:table-cell>
          <table:table-cell office:value-type="currency" office:currency="AUD" office:value="100000" calcext:value-type="currency">
            <text:p>$1,00,000.00</text:p>
          </table:table-cell>
        </table:table-row>
        <table:table-row table:style-name="ro2">
          <table:table-cell table:style-name="ce8" office:value-type="string" calcext:value-type="string">
            <text:p>Rent</text:p>
          </table:table-cell>
          <table:table-cell office:value-type="currency" office:currency="AUD" office:value="8000" calcext:value-type="currency">
            <text:p>$8,000.00</text:p>
          </table:table-cell>
        </table:table-row>
        <table:table-row table:style-name="ro2">
          <table:table-cell table:style-name="ce8" office:value-type="string" calcext:value-type="string">
            <text:p>Manufacturing Expenses</text:p>
          </table:table-cell>
          <table:table-cell office:value-type="currency" office:currency="AUD" office:value="12000" calcext:value-type="currency">
            <text:p>$12,000.00</text:p>
          </table:table-cell>
        </table:table-row>
        <table:table-row table:style-name="ro2">
          <table:table-cell table:style-name="ce8" office:value-type="string" calcext:value-type="string">
            <text:p>Advertising</text:p>
          </table:table-cell>
          <table:table-cell office:value-type="currency" office:currency="AUD" office:value="5000" calcext:value-type="currency">
            <text:p>$5,000.00</text:p>
          </table:table-cell>
        </table:table-row>
        <table:table-row table:style-name="ro2">
          <table:table-cell table:style-name="ce8" office:value-type="string" calcext:value-type="string">
            <text:p>Administrative Expenses</text:p>
          </table:table-cell>
          <table:table-cell office:value-type="currency" office:currency="AUD" office:value="20000" calcext:value-type="currency">
            <text:p>$20,000.00</text:p>
          </table:table-cell>
        </table:table-row>
        <table:table-row table:style-name="ro2">
          <table:table-cell table:style-name="ce8" table:number-columns-repeated="2"/>
        </table:table-row>
        <table:table-row table:style-name="ro2" table:number-rows-repeated="2">
          <table:table-cell/>
          <table:table-cell table:style-name="ce6"/>
        </table:table-row>
        <table:table-row table:style-name="ro3">
          <table:table-cell table:style-name="ce9" office:value-type="string" calcext:value-type="string">
            <text:p>Variable Cost per Unit</text:p>
          </table:table-cell>
          <table:table-cell table:style-name="ce6"/>
        </table:table-row>
        <table:table-row table:style-name="ro2">
          <table:table-cell office:value-type="string" calcext:value-type="string">
            <text:p>Labor</text:p>
          </table:table-cell>
          <table:table-cell table:style-name="ce14" office:value-type="currency" office:currency="AUD" office:value="3" calcext:value-type="currency">
            <text:p>$3.00</text:p>
          </table:table-cell>
        </table:table-row>
        <table:table-row table:style-name="ro2">
          <table:table-cell office:value-type="string" calcext:value-type="string">
            <text:p>materials</text:p>
          </table:table-cell>
          <table:table-cell table:style-name="ce14" office:value-type="currency" office:currency="AUD" office:value="5" calcext:value-type="currency">
            <text:p>$5.00</text:p>
          </table:table-cell>
        </table:table-row>
        <table:table-row table:style-name="ro2">
          <table:table-cell office:value-type="string" calcext:value-type="string">
            <text:p>Sales Commision</text:p>
          </table:table-cell>
          <table:table-cell table:style-name="ce14" office:value-type="currency" office:currency="AUD" office:value="2" calcext:value-type="currency">
            <text:p>$2.00</text:p>
          </table:table-cell>
        </table:table-row>
        <table:table-row table:style-name="ro2">
          <table:table-cell office:value-type="string" calcext:value-type="string">
            <text:p>Total unit cost</text:p>
          </table:table-cell>
          <table:table-cell table:style-name="ce14" table:formula="of:=SUM([.B17:.B19])" office:value-type="currency" office:currency="AUD" office:value="10" calcext:value-type="currency">
            <text:p>$10.00</text:p>
          </table:table-cell>
        </table:table-row>
        <table:table-row table:style-name="ro2">
          <table:table-cell office:value-type="string" calcext:value-type="string">
            <text:p>Total unit price</text:p>
          </table:table-cell>
          <table:table-cell table:style-name="ce14" office:value-type="currency" office:currency="AUD" office:value="15" calcext:value-type="currency">
            <text:p>$15.00</text:p>
          </table:table-cell>
        </table:table-row>
        <table:table-row table:style-name="ro2">
          <table:table-cell/>
          <table:table-cell table:style-name="ce6"/>
        </table:table-row>
        <table:table-row table:style-name="ro2">
          <table:table-cell table:style-name="ce10" table:number-columns-repeated="2"/>
        </table:table-row>
        <table:table-row table:style-name="ro3">
          <table:table-cell table:style-name="ce11" office:value-type="string" calcext:value-type="string">
            <text:p>Model</text:p>
          </table:table-cell>
          <table:table-cell table:style-name="ce10"/>
        </table:table-row>
        <table:table-row table:style-name="ro2" table:number-rows-repeated="2">
          <table:table-cell table:style-name="ce10" table:number-columns-repeated="2"/>
        </table:table-row>
        <table:table-row table:style-name="ro2">
          <table:table-cell table:style-name="ce10" office:value-type="string" calcext:value-type="string">
            <text:p>total Fixed Cost</text:p>
          </table:table-cell>
          <table:table-cell table:style-name="ce15" table:formula="of:=SUM([.B6:.B12])" office:value-type="currency" office:currency="AUD" office:value="200000" calcext:value-type="currency">
            <text:p>$2,00,000.00</text:p>
          </table:table-cell>
        </table:table-row>
        <table:table-row table:style-name="ro2">
          <table:table-cell table:style-name="ce10" office:value-type="string" calcext:value-type="string">
            <text:p>total variable cost</text:p>
          </table:table-cell>
          <table:table-cell table:style-name="ce15" table:formula="of:=PRODUCT([.B20];[.B3])" office:value-type="currency" office:currency="AUD" office:value="700000" calcext:value-type="currency">
            <text:p>$7,00,000.00</text:p>
          </table:table-cell>
        </table:table-row>
        <table:table-row table:style-name="ro2">
          <table:table-cell table:style-name="ce10"/>
          <table:table-cell table:style-name="ce15"/>
        </table:table-row>
        <table:table-row table:style-name="ro2">
          <table:table-cell table:style-name="ce10" office:value-type="string" calcext:value-type="string">
            <text:p>total cost</text:p>
          </table:table-cell>
          <table:table-cell table:style-name="ce15" table:formula="of:=SUM([.B27:.B28])" office:value-type="currency" office:currency="AUD" office:value="900000" calcext:value-type="currency">
            <text:p>$9,00,000.00</text:p>
          </table:table-cell>
        </table:table-row>
        <table:table-row table:style-name="ro2">
          <table:table-cell table:style-name="ce10" office:value-type="string" calcext:value-type="string">
            <text:p>total revenue</text:p>
          </table:table-cell>
          <table:table-cell table:style-name="ce15" table:formula="of:=MIN([.B1];[.B2])*[.B21]" office:value-type="currency" office:currency="AUD" office:value="1050000" calcext:value-type="currency">
            <text:p>$10,50,000.00</text:p>
          </table:table-cell>
        </table:table-row>
        <table:table-row table:style-name="ro2">
          <table:table-cell table:style-name="ce10" table:number-columns-repeated="2"/>
        </table:table-row>
        <table:table-row table:style-name="ro2">
          <table:table-cell table:style-name="ce10" office:value-type="string" calcext:value-type="string">
            <text:p>breakeven point</text:p>
          </table:table-cell>
          <table:table-cell table:style-name="ce10" table:formula="of:=[.B27]/([.B21]-[.B20])" office:value-type="float" office:value="40000" calcext:value-type="float">
            <text:p>4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11P0" style:volatile="true" number:language="en" number:country="IN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111" number:language="en" number:country="IN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20:01:28.338488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4:51:52.626381159</meta:creation-date>
    <dc:date>2021-07-16T20:07:52.803377734</dc:date>
    <meta:editing-duration>PT9M8S</meta:editing-duration>
    <meta:editing-cycles>3</meta:editing-cycles>
    <meta:generator>LibreOffice/6.4.7.2$Linux_X86_64 LibreOffice_project/40$Build-2</meta:generator>
    <meta:document-statistic meta:table-count="1" meta:cell-count="42" meta:object-count="0"/>
  </office:meta>
</office:document-meta>
</file>